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4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 table:number-columns-repeated="2"/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 table:number-columns-repeated="2"/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 table:number-columns-repeated="2"/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 table:number-columns-repeated="2"/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 table:number-columns-repeated="2"/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 table:number-columns-repeated="2"/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 table:number-columns-repeated="2"/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 table:number-columns-repeated="2"/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 table:number-columns-repeated="2"/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 table:number-columns-repeated="2"/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 table:number-columns-repeated="2"/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 table:number-columns-repeated="2"/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 table:number-columns-repeated="2"/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 table:number-columns-repeated="2"/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 table:number-columns-repeated="2"/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 table:number-columns-repeated="2"/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 table:number-columns-repeated="2"/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 table:number-columns-repeated="2"/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 table:number-columns-repeated="2"/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 table:number-columns-repeated="2"/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 table:number-columns-repeated="2"/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 table:number-columns-repeated="2"/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 table:number-columns-repeated="2"/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 table:number-columns-repeated="2"/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 table:number-columns-repeated="2"/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 table:number-columns-repeated="2"/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 table:number-columns-repeated="2"/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 table:number-columns-repeated="2"/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 table:number-columns-repeated="2"/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 table:number-columns-repeated="2"/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 table:number-columns-repeated="2"/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 table:number-columns-repeated="2"/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 table:number-columns-repeated="2"/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 table:number-columns-repeated="2"/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 table:number-columns-repeated="2"/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 table:number-columns-repeated="2"/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 table:number-columns-repeated="2"/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 table:number-columns-repeated="2"/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 table:number-columns-repeated="2"/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 table:number-columns-repeated="2"/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 table:number-columns-repeated="2"/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 table:number-columns-repeated="2"/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 table:number-columns-repeated="2"/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 table:number-columns-repeated="2"/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 table:number-columns-repeated="2"/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 table:number-columns-repeated="2"/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 table:number-columns-repeated="2"/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 table:number-columns-repeated="2"/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 table:number-columns-repeated="2"/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 table:number-columns-repeated="2"/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 table:number-columns-repeated="2"/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 table:number-columns-repeated="2"/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 table:number-columns-repeated="2"/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 table:number-columns-repeated="2"/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 table:number-columns-repeated="2"/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 table:number-columns-repeated="2"/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 table:number-columns-repeated="2"/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 table:number-columns-repeated="2"/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 table:number-columns-repeated="2"/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 table:number-columns-repeated="2"/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 table:number-columns-repeated="2"/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 table:number-columns-repeated="2"/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 table:number-columns-repeated="2"/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table:number-columns-repeated="2"/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 table:number-columns-repeated="2"/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 table:number-columns-repeated="2"/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 table:number-columns-repeated="2"/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 table:number-columns-repeated="2"/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 table:number-columns-repeated="2"/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 table:number-columns-repeated="2"/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 table:number-columns-repeated="2"/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 table:number-columns-repeated="2"/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 table:number-columns-repeated="2"/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 table:number-columns-repeated="2"/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 table:number-columns-repeated="2"/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 table:number-columns-repeated="2"/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 table:number-columns-repeated="2"/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 table:number-columns-repeated="2"/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 table:number-columns-repeated="2"/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 table:number-columns-repeated="2"/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 table:number-columns-repeated="2"/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 table:number-columns-repeated="2"/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 table:number-columns-repeated="2"/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 table:number-columns-repeated="2"/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 table:number-columns-repeated="2"/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 table:number-columns-repeated="2"/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 table:number-columns-repeated="2"/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 table:number-columns-repeated="2"/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 table:number-columns-repeated="2"/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 table:number-columns-repeated="2"/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 table:number-columns-repeated="2"/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 table:number-columns-repeated="2"/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 table:number-columns-repeated="2"/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 table:number-columns-repeated="2"/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 table:number-columns-repeated="2"/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 table:number-columns-repeated="2"/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 table:number-columns-repeated="2"/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 table:number-columns-repeated="2"/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 table:number-columns-repeated="2"/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 table:number-columns-repeated="2"/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 table:number-columns-repeated="2"/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 table:number-columns-repeated="2"/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 table:number-columns-repeated="2"/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 table:number-columns-repeated="2"/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 table:number-columns-repeated="2"/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 table:number-columns-repeated="2"/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 table:number-columns-repeated="2"/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 table:number-columns-repeated="2"/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table:number-columns-repeated="2"/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 table:number-columns-repeated="2"/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 table:number-columns-repeated="2"/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 table:number-columns-repeated="2"/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 table:number-columns-repeated="2"/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 table:number-columns-repeated="2"/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 table:number-columns-repeated="2"/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 table:number-columns-repeated="2"/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 table:number-columns-repeated="2"/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 table:number-columns-repeated="2"/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 table:number-columns-repeated="2"/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 table:number-columns-repeated="2"/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 table:number-columns-repeated="2"/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 table:number-columns-repeated="2"/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 table:number-columns-repeated="2"/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 table:number-columns-repeated="2"/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 table:number-columns-repeated="2"/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 table:number-columns-repeated="2"/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 table:number-columns-repeated="2"/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 table:number-columns-repeated="2"/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 table:number-columns-repeated="2"/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 table:number-columns-repeated="2"/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 table:number-columns-repeated="2"/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 table:number-columns-repeated="2"/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 table:number-columns-repeated="2"/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 table:number-columns-repeated="2"/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 table:number-columns-repeated="2"/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 table:number-columns-repeated="2"/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 table:number-columns-repeated="2"/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 table:number-columns-repeated="2"/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 table:number-columns-repeated="2"/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 table:number-columns-repeated="2"/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 table:number-columns-repeated="2"/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 table:number-columns-repeated="2"/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 table:number-columns-repeated="2"/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 table:number-columns-repeated="2"/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 table:number-columns-repeated="2"/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 table:number-columns-repeated="2"/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 table:number-columns-repeated="2"/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 table:number-columns-repeated="2"/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 table:number-columns-repeated="2"/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 table:number-columns-repeated="2"/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 table:number-columns-repeated="2"/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 table:number-columns-repeated="2"/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 table:number-columns-repeated="2"/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 table:number-columns-repeated="2"/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 table:number-columns-repeated="2"/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 table:number-columns-repeated="2"/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 table:number-columns-repeated="2"/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 table:number-columns-repeated="2"/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 table:number-columns-repeated="2"/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 table:number-columns-repeated="2"/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 table:number-columns-repeated="2"/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 table:number-columns-repeated="2"/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 table:number-columns-repeated="2"/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 table:number-columns-repeated="2"/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3:45:47.28671093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4836" meta:object-count="0"/>
  </office:meta>
</office:document-meta>
</file>